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5.619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1-title">
      <style:graphic-properties draw:auto-grow-height="true" fo:min-height="2.75cm"/>
      <style:paragraph-properties style:writing-mode="lr-tb"/>
    </style:style>
    <style:style style:name="pr5" style:family="presentation" style:parent-style-name="Lights1-outline1">
      <style:graphic-properties draw:fill="none" draw:opacity="100%" fo:min-height="12.737cm"/>
      <style:paragraph-properties style:writing-mode="lr-tb"/>
    </style:style>
    <style:style style:name="pr6" style:family="presentation" style:parent-style-name="Lights1-notes">
      <style:graphic-properties draw:fill-color="#ffffff" draw:auto-grow-height="true" fo:min-height="13.364cm"/>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loext:graphic-properties draw:fill="none" draw: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2.63cm" svg:x="1.4cm" svg:y="3.969cm" presentation:class="title" presentation:user-transformed="true">
          <draw:text-box>
            <text:p>AG Carinae<text:tab/></text:p>
          </draw:text-box>
        </draw:frame>
        <draw:frame presentation:style-name="pr2" draw:text-style-name="P1" draw:layer="layout" svg:width="25.199cm" svg:height="6.331cm" svg:x="1.4cm" svg:y="6.844cm" presentation:class="subtitle" presentation:user-transformed="true">
          <draw:text-box>
            <text:p>AG Carinae is highly unstable and suffers from erratic pulsations, occasional larger outbursts, and rare massive eruptions. The star is surrounded by a nebula of ejected material at a distance of 0.4 to 1.2 parsecs (1.3 to 3.9 light-year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AG Carinae</text:p>
          </draw:text-box>
        </draw:frame>
        <draw:frame presentation:style-name="pr5" draw:text-style-name="P3" draw:layer="layout" svg:width="25cm" svg:height="10cm" svg:x="1.5cm" svg:y="4cm" presentation:class="outline" presentation:user-transformed="true">
          <draw:text-box>
            <text:list text:style-name="L2">
              <text:list-item>
                <text:p>The nebula contains around 15 solar masses of material, all lost from the star around 10,000 years ago. This photograph of AG Carinae and its surrounding nebula was taken by the Hubble Space Telescope in 2021, as one of its anniversary images.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0T22:11:28.063078665</meta:creation-date>
    <meta:editing-duration>PT4M22S</meta:editing-duration>
    <meta:editing-cycles>2</meta:editing-cycles>
    <meta:generator>LibreOffice/7.3.7.2$Linux_X86_64 LibreOffice_project/30$Build-2</meta:generator>
    <dc:title>Lights</dc:title>
    <dc:date>2023-10-10T22:15:49.173487509</dc:date>
    <meta:document-statistic meta:object-count="87"/>
  </office:meta>
</office:document-meta>
</file>